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stream_hashSe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hashSe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_hashSe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stream_hashSe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_hashSet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stream_hashSe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hashSe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_hashSet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setValues( Se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_hashSe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